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A la noche hace rato que le falta un significado concreto, las paredes de la casa son parte de las ilusiones, y el acto cotidiano de entrar al baño, y encender la luz, se convierte en un hecho trascendente; pero lo que trasciende supera las barreras del rejuego químico, no fue una visión, sino un pestañazo a la realidad. En el espejo, Angler vio sus ojos hundidos como pozos, su piel marchita y antigua. Fue solo un instante, incompleto, para ver su legítima realidad, un ser ajeno a esta tierra.<text:line-break/><text:line-break/>Por un instante se le aclaró la memoria, desde siglos fatiga el planeta con andanzas desapercibidas. <text:s/>Todo sucede en un segundo insuficiente, las certezas y los recuerdos se le mezclan con las ilusiones de la droga, la imaginación vuelve a su descarrilamiento natural y al desequilibrio lúdico.<text:line-break/></text:p>
      <text:p text:style-name="Standard">El regresa, siguiendo la inercia de la noche, a los brazos y a la risa de Sofía, pero algo quedó suelto en su mente, algo le falta, y le sobra. La noche tiene otro significado, que él prefiere ignor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Iglesias</meta:initial-creator>
    <meta:creation-date>2010-11-30T12:53:56</meta:creation-date>
    <dc:date>2010-11-30T17:14:59</dc:date>
    <dc:creator>Miguel Iglesias</dc:creator>
    <meta:editing-duration>PT00H20M49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2" meta:word-count="176" meta:character-count="996"/>
  </office:meta>
</office:document-meta>
</file>